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C00000163675FBE5E819DE15A.jpg" manifest:media-type="image/jpeg"/>
  <manifest:file-entry manifest:full-path="Pictures/100000010000030D0000043831A1CC5F2F34807B.png" manifest:media-type="image/png"/>
  <manifest:file-entry manifest:full-path="Pictures/100000000000028A0000019FFBCB3B9F73BD4521.jpg" manifest:media-type="image/jpeg"/>
  <manifest:file-entry manifest:full-path="Pictures/10000000000003EB000001E352E1416C2A39A0AB.jpg" manifest:media-type="image/jpeg"/>
  <manifest:file-entry manifest:full-path="Pictures/100000010000041A000001E0CF0457C22EA1C4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text-properties fo:font-size="12pt" style:font-size-asian="12pt" style:font-size-complex="12pt"/>
    </style:style>
    <style:style style:name="P11" style:family="paragraph" style:parent-style-name="Text_20_body" style:list-style-name="L2">
      <style:paragraph-properties fo:margin-top="0cm" fo:margin-bottom="0cm" style:contextual-spacing="false"/>
      <style:text-properties fo:font-size="12pt" style:font-size-asian="12pt" style:font-size-complex="12pt"/>
    </style:style>
    <style:style style:name="P12" style:family="paragraph" style:parent-style-name="Text_20_body" style:list-style-name="L4">
      <style:paragraph-properties fo:margin-top="0cm" fo:margin-bottom="0cm" style:contextual-spacing="false"/>
      <style:text-properties fo:font-size="12pt" style:font-size-asian="12pt" style:font-size-complex="12pt"/>
    </style:style>
    <style:style style:name="P13" style:family="paragraph" style:parent-style-name="Text_20_body" style:list-style-name="L4">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10">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10">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10">Você pode utilizar o C# para escrever código entre plataformas nos seguintes cenários: </text:p>
      <text:list xml:id="list1103745592" text:style-name="L1">
        <text:list-item>
          <text:p text:style-name="P4"><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4"><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4"><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4"><text:span text:style-name="T1">Você também pode desenvolver aplicações nativas para </text:span><text:span text:style-name="Emphasis"><text:span text:style-name="T1">Windows Phone</text:span></text:span><text:span text:style-name="T1"> utilizando o C#; </text:span></text:p>
        </text:list-item>
        <text:list-item>
          <text:p text:style-name="P3"><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2938879600" text:style-name="L2">
        <text:list-item>
          <text:p text:style-name="P11">Linguagens suportadas pelo .NET; </text:p>
        </text:list-item>
        <text:list-item>
          <text:p text:style-name="P11">Biblioteca de classes comuns do .NET Framework; </text:p>
        </text:list-item>
        <text:list-item>
          <text:p text:style-name="P6"><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5"><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10"><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10">O processo de compilação e execução de uma aplicação .NET pode ser detalhado da seguinte maneira:</text:p>
      <text:list xml:id="list55619413" text:style-name="L3">
        <text:list-item>
          <text:p text:style-name="P8"><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8"><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8"><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8"><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8"><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8"><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8"><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7"><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10">O Visual Studio também apresenta “tipos” de distribuições, conforme abaixo:</text:p>
      <text:list xml:id="list1865080532" text:style-name="L4">
        <text:list-item>
          <text:p text:style-name="P12"><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9"><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2">Ultimate: versão que conta com todos os recursos das versões anteriores, além de outros recursos de rastreamento de código e ferramentas adicionais; </text:p>
        </text:list-item>
        <text:list-item>
          <text:p text:style-name="P12">Test Pro: equivalente à versão Professional, porém, com foco para profissionais da área de teste; </text:p>
        </text:list-item>
        <text:list-item>
          <text:p text:style-name="P13">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10"><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10">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10"><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10">Logo após, deve ser exibida uma tela onde você pode escolher quais componentes do Visual Studio serão instalados, conforme imagem abaixo:</text:p>
      <text:p text:style-name="P10"><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10">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10">A sua página inicial é: </text:p>
      <text:p text:style-name="P10"><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2-12-15T21:34:49.701119016</dc:date>
    <meta:editing-duration>PT57M35S</meta:editing-duration>
    <meta:editing-cycles>2</meta:editing-cycles>
    <meta:document-statistic meta:table-count="0" meta:image-count="5" meta:object-count="0" meta:page-count="8" meta:paragraph-count="65" meta:word-count="2397" meta:character-count="15473" meta:non-whitespace-character-count="13120"/>
  </office:meta>
</office:document-meta>
</file>